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5" table:number-rows-spanned="2">
            <text:p>Ваня</text:p>
          </table:table-cell>
          <table:covered-table-cell table:number-columns-repeated="4"/>
          <table:table-cell table:number-columns-repeated="6"/>
        </table:table-row>
        <table:table-row table:style-name="ro1">
          <table:table-cell/>
          <table:covered-table-cell table:number-columns-repeated="5"/>
          <table:table-cell table:number-columns-repeated="3"/>
          <table:table-cell office:value-type="string">
            <text:p>S =</text:p>
          </table:table-cell>
          <table:table-cell table:formula="of:=SQRT(21*21+26*26)" office:value-type="float" office:value="33.4215499341368">
            <text:p>33,4215499341</text:p>
          </table:table-cell>
          <table:table-cell office:value-type="string">
            <text:p>cm</text:p>
          </table:table-cell>
        </table:table-row>
        <table:table-row table:style-name="ro1">
          <table:table-cell/>
          <table:table-cell office:value-type="string">
            <text:p>Дано</text:p>
          </table:table-cell>
          <table:table-cell/>
          <table:table-cell office:value-type="string" table:number-columns-spanned="2" table:number-rows-spanned="1">
            <text:p>Решение</text:p>
          </table:table-cell>
          <table:covered-table-cell/>
          <table:table-cell table:number-columns-repeated="4"/>
          <table:table-cell office:value-type="string">
            <text:p>S =</text:p>
          </table:table-cell>
          <table:table-cell office:value-type="float" office:value="0.35">
            <text:p>0,35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string">
            <text:p>Mп =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Mo =</text:p>
          </table:table-cell>
          <table:table-cell table:formula="of:=[.B6]+[.B7]" office:value-type="float" office:value="25">
            <text:p>25</text:p>
          </table:table-cell>
          <table:table-cell office:value-type="string">
            <text:p>kg</text:p>
          </table:table-cell>
          <table:table-cell table:number-columns-repeated="6"/>
        </table:table-row>
        <table:table-row table:style-name="ro1">
          <table:table-cell office:value-type="string">
            <text:p>Мт =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 =</text:p>
          </table:table-cell>
          <table:table-cell table:formula="of:=[.B10]/[.B11]" office:value-type="float" office:value="0.28">
            <text:p>0,28</text:p>
          </table:table-cell>
          <table:table-cell office:value-type="string">
            <text:p>m/c^2</text:p>
          </table:table-cell>
          <table:table-cell table:number-columns-repeated="6"/>
        </table:table-row>
        <table:table-row table:style-name="ro1">
          <table:table-cell office:value-type="string">
            <text:p>Hс =</text:p>
          </table:table-cell>
          <table:table-cell office:value-type="float" office:value="0.21">
            <text:p>0,21</text:p>
          </table:table-cell>
          <table:table-cell/>
          <table:table-cell office:value-type="string">
            <text:p>F1 = </text:p>
          </table:table-cell>
          <table:table-cell table:formula="of:=[.E6] * 10 *[.E7]" office:value-type="float" office:value="70">
            <text:p>70</text:p>
          </table:table-cell>
          <table:table-cell office:value-type="string">
            <text:p>H</text:p>
          </table:table-cell>
          <table:table-cell table:number-columns-repeated="6"/>
        </table:table-row>
        <table:table-row table:style-name="ro1">
          <table:table-cell office:value-type="string">
            <text:p>Nc =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A =</text:p>
          </table:table-cell>
          <table:table-cell table:formula="of:=[.E6]*10*[.B9]*[.B8]" office:value-type="float" office:value="8400">
            <text:p>8400</text:p>
          </table:table-cell>
          <table:table-cell office:value-type="string">
            <text:p>Дж</text:p>
          </table:table-cell>
          <table:table-cell table:number-columns-repeated="6"/>
        </table:table-row>
        <table:table-row table:style-name="ro1">
          <table:table-cell office:value-type="string">
            <text:p>U =</text:p>
          </table:table-cell>
          <table:table-cell office:value-type="float" office:value="1.4">
            <text:p>1,4</text:p>
          </table:table-cell>
          <table:table-cell/>
          <table:table-cell office:value-type="string">
            <text:p>F2 =</text:p>
          </table:table-cell>
          <table:table-cell table:formula="of:=[.E9] / ([.K5]*[.B9])" office:value-type="float" office:value="150">
            <text:p>150</text:p>
          </table:table-cell>
          <table:table-cell office:value-type="string">
            <text:p>H</text:p>
          </table:table-cell>
          <table:table-cell office:value-type="string">
            <text:p>F3 =</text:p>
          </table:table-cell>
          <table:table-cell table:formula="of:=(2*[.E8])+(2*[.E10])" office:value-type="float" office:value="440">
            <text:p>44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1">
          <table:table-cell office:value-type="string">
            <text:p>Tr = </text:p>
          </table:table-cell>
          <table:table-cell office:value-type="float" office:value="5">
            <text:p>5</text:p>
          </table:table-cell>
          <table:table-cell/>
          <table:table-cell office:value-type="string">
            <text:p>W =</text:p>
          </table:table-cell>
          <table:table-cell table:formula="of:=[.E9]/(60*30)" office:value-type="float" office:value="4.66666666666667">
            <text:p>4,6666666667</text:p>
          </table:table-cell>
          <table:table-cell office:value-type="string">
            <text:p>Вт</text:p>
          </table:table-cell>
          <table:table-cell table:number-columns-repeated="6"/>
        </table:table-row>
        <table:table-row table:style-name="ro1">
          <table:table-cell office:value-type="string">
            <text:p>Tw</text:p>
          </table:table-cell>
          <table:table-cell table:formula="of:=3600 * 5" office:value-type="float" office:value="18000">
            <text:p>180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аккумулятор</text:p>
          </table:table-cell>
          <table:table-cell table:formula="of:=[.H13]*[.B12]" office:value-type="float" office:value="47520000000">
            <text:p>47520000000</text:p>
          </table:table-cell>
          <table:table-cell office:value-type="string">
            <text:p>Вт*с</text:p>
          </table:table-cell>
          <table:table-cell office:value-type="string">
            <text:p>A2 =</text:p>
          </table:table-cell>
          <table:table-cell table:formula="of:=[.H10]*6000" office:value-type="float" office:value="2640000">
            <text:p>2640000</text:p>
          </table:table-cell>
          <table:table-cell office:value-type="string">
            <text:p>Дж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20.03.2020</text:date>, <text:time>22:38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митрий Калашников</meta:initial-creator>
    <meta:creation-date>2020-03-20T18:02:03.79</meta:creation-date>
    <dc:date>2020-03-20T22:38:31.65</dc:date>
    <dc:creator>Дмитрий Калашников</dc:creator>
    <meta:editing-duration>PT1H29M59S</meta:editing-duration>
    <meta:editing-cycles>13</meta:editing-cycles>
    <meta:generator>OpenOffice/4.1.6$Win32 OpenOffice.org_project/416m1$Build-9790</meta:generator>
    <meta:document-statistic meta:table-count="3" meta:cell-count="50" meta:object-count="0"/>
  </office:meta>
</office:document-meta>
</file>